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ae8f" officeooo:paragraph-rsid="001fae8f"/>
    </style:style>
    <style:style style:name="P2" style:family="paragraph" style:parent-style-name="Standard">
      <style:paragraph-properties fo:text-align="start" style:justify-single-word="false"/>
      <style:text-properties officeooo:rsid="001fae8f" officeooo:paragraph-rsid="001fae8f"/>
    </style:style>
    <style:style style:name="P3" style:family="paragraph" style:parent-style-name="Standard">
      <style:text-properties fo:font-size="13pt" officeooo:rsid="001fae8f" officeooo:paragraph-rsid="001fae8f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0.5pt" fo:font-weight="bold" officeooo:rsid="0020d218" officeooo:paragraph-rsid="0020d218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.5pt" fo:font-weight="bold" officeooo:rsid="0025aa1c" officeooo:paragraph-rsid="0025aa1c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.5pt" fo:font-weight="bold" officeooo:rsid="0026a892" officeooo:paragraph-rsid="0026a892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.5pt" fo:font-weight="bold" officeooo:rsid="0026b19f" officeooo:paragraph-rsid="0026b19f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.5pt" fo:font-weight="normal" officeooo:rsid="0025aa1c" officeooo:paragraph-rsid="0025aa1c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.5pt" fo:font-weight="normal" officeooo:rsid="0026a892" officeooo:paragraph-rsid="0026a892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026b19f" officeooo:paragraph-rsid="001fae8f" style:font-size-asian="18pt" style:font-weight-asian="bold" style:font-size-complex="18pt" style:font-weight-complex="bold"/>
    </style:style>
    <style:style style:name="P11" style:family="paragraph" style:parent-style-name="Standard" style:list-style-name="L10">
      <style:paragraph-properties fo:text-align="start" style:justify-single-word="false"/>
      <style:text-properties fo:font-size="10.5pt" officeooo:paragraph-rsid="0023f0eb" style:font-size-asian="10.5pt" style:font-size-complex="10.5pt"/>
    </style:style>
    <style:style style:name="P12" style:family="paragraph" style:parent-style-name="Standard" style:list-style-name="L14">
      <style:paragraph-properties fo:text-align="start" style:justify-single-word="false"/>
      <style:text-properties fo:font-size="10.5pt" officeooo:paragraph-rsid="0026a892" style:font-size-asian="10.5pt" style:font-size-complex="10.5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0.5pt" officeooo:rsid="0023f0eb" officeooo:paragraph-rsid="0023f0eb" style:font-size-asian="10.5pt" style:font-size-complex="10.5pt"/>
    </style:style>
    <style:style style:name="P14" style:family="paragraph" style:parent-style-name="Standard" style:list-style-name="L9">
      <style:paragraph-properties fo:text-align="start" style:justify-single-word="false"/>
      <style:text-properties fo:font-size="10.5pt" officeooo:rsid="0023f0eb" officeooo:paragraph-rsid="0023f0eb" style:font-size-asian="10.5pt" style:font-size-complex="10.5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0.5pt" fo:font-weight="normal" officeooo:rsid="0020d218" officeooo:paragraph-rsid="00227519" style:font-size-asian="10.5pt" style:font-weight-asian="normal" style:font-size-complex="10.5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0.5pt" fo:font-weight="normal" officeooo:rsid="0020d218" officeooo:paragraph-rsid="0023f0eb" style:font-size-asian="10.5pt" style:font-weight-asian="normal" style:font-size-complex="10.5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0.5pt" fo:font-weight="normal" officeooo:rsid="00227519" officeooo:paragraph-rsid="00227519" style:font-size-asian="10.5pt" style:font-weight-asian="normal" style:font-size-complex="10.5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0.5pt" fo:font-weight="normal" officeooo:rsid="00227519" officeooo:paragraph-rsid="00227519" style:font-size-asian="10.5pt" style:font-weight-asian="normal" style:font-size-complex="10.5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0.5pt" fo:font-weight="normal" officeooo:rsid="00227519" officeooo:paragraph-rsid="00227519" style:font-size-asian="10.5pt" style:font-weight-asian="normal" style:font-size-complex="10.5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0.5pt" fo:font-weight="normal" officeooo:rsid="00227519" officeooo:paragraph-rsid="00227519" style:font-size-asian="10.5pt" style:font-weight-asian="normal" style:font-size-complex="10.5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size="10.5pt" fo:font-weight="normal" officeooo:rsid="00227519" officeooo:paragraph-rsid="00227519" style:font-size-asian="10.5pt" style:font-weight-asian="normal" style:font-size-complex="10.5pt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fo:font-size="10.5pt" fo:font-weight="normal" officeooo:rsid="00227519" officeooo:paragraph-rsid="0023f0eb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.5pt" fo:font-weight="normal" officeooo:rsid="00227519" officeooo:paragraph-rsid="00227519" style:font-size-asian="10.5pt" style:font-weight-asian="normal" style:font-size-complex="10.5pt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fo:font-size="10.5pt" fo:font-weight="normal" officeooo:rsid="00227519" officeooo:paragraph-rsid="0023f0eb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0.5pt" fo:font-weight="normal" officeooo:rsid="00227519" officeooo:paragraph-rsid="0023f0eb" style:font-size-asian="10.5pt" style:font-weight-asian="normal" style:font-size-complex="10.5pt" style:font-weight-complex="normal"/>
    </style:style>
    <style:style style:name="P26" style:family="paragraph" style:parent-style-name="Standard" style:list-style-name="L9">
      <style:paragraph-properties fo:text-align="start" style:justify-single-word="false"/>
      <style:text-properties fo:font-size="10.5pt" fo:font-weight="normal" officeooo:rsid="0023f0eb" officeooo:paragraph-rsid="0023f0eb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0.5pt" fo:font-weight="normal" officeooo:rsid="0023f0eb" officeooo:paragraph-rsid="0023f0eb" style:font-size-asian="10.5pt" style:font-weight-asian="normal" style:font-size-complex="10.5pt" style:font-weight-complex="normal"/>
    </style:style>
    <style:style style:name="P28" style:family="paragraph" style:parent-style-name="Standard" style:list-style-name="L10">
      <style:paragraph-properties fo:text-align="start" style:justify-single-word="false"/>
      <style:text-properties fo:font-size="10.5pt" fo:font-weight="normal" officeooo:rsid="0025aa1c" officeooo:paragraph-rsid="0023f0eb" style:font-size-asian="10.5pt" style:font-weight-asian="normal" style:font-size-complex="10.5pt" style:font-weight-complex="normal"/>
    </style:style>
    <style:style style:name="P29" style:family="paragraph" style:parent-style-name="Standard" style:list-style-name="L11">
      <style:paragraph-properties fo:text-align="start" style:justify-single-word="false"/>
      <style:text-properties fo:font-size="10.5pt" fo:font-weight="normal" officeooo:rsid="0025aa1c" officeooo:paragraph-rsid="0023f0eb" style:font-size-asian="10.5pt" style:font-weight-asian="normal" style:font-size-complex="10.5pt" style:font-weight-complex="normal"/>
    </style:style>
    <style:style style:name="P30" style:family="paragraph" style:parent-style-name="Standard" style:list-style-name="L11">
      <style:paragraph-properties fo:text-align="start" style:justify-single-word="false"/>
      <style:text-properties fo:font-size="10.5pt" fo:font-weight="normal" officeooo:rsid="0025aa1c" officeooo:paragraph-rsid="0025aa1c" style:font-size-asian="10.5pt" style:font-weight-asian="normal" style:font-size-complex="10.5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0.5pt" fo:font-weight="normal" officeooo:rsid="0025aa1c" officeooo:paragraph-rsid="0025aa1c" style:font-size-asian="10.5pt" style:font-weight-asian="normal" style:font-size-complex="10.5pt" style:font-weight-complex="normal"/>
    </style:style>
    <style:style style:name="P32" style:family="paragraph" style:parent-style-name="Standard" style:list-style-name="L12">
      <style:paragraph-properties fo:text-align="start" style:justify-single-word="false"/>
      <style:text-properties fo:font-size="10.5pt" fo:font-weight="normal" officeooo:rsid="0025aa1c" officeooo:paragraph-rsid="0025aa1c" style:font-size-asian="10.5pt" style:font-weight-asian="normal" style:font-size-complex="10.5pt" style:font-weight-complex="normal"/>
    </style:style>
    <style:style style:name="P33" style:family="paragraph" style:parent-style-name="Standard" style:list-style-name="L13">
      <style:paragraph-properties fo:text-align="start" style:justify-single-word="false"/>
      <style:text-properties fo:font-size="10.5pt" fo:font-weight="normal" officeooo:rsid="0025aa1c" officeooo:paragraph-rsid="0025aa1c" style:font-size-asian="10.5pt" style:font-weight-asian="normal" style:font-size-complex="10.5pt" style:font-weight-complex="normal"/>
    </style:style>
    <style:style style:name="P34" style:family="paragraph" style:parent-style-name="Standard" style:list-style-name="L14">
      <style:paragraph-properties fo:text-align="start" style:justify-single-word="false"/>
      <style:text-properties fo:font-size="10.5pt" fo:font-weight="normal" officeooo:rsid="0026a892" officeooo:paragraph-rsid="0026a892" style:font-size-asian="10.5pt" style:font-weight-asian="normal" style:font-size-complex="10.5pt" style:font-weight-complex="normal"/>
    </style:style>
    <style:style style:name="P35" style:family="paragraph" style:parent-style-name="Standard" style:list-style-name="L15">
      <style:paragraph-properties fo:text-align="start" style:justify-single-word="false"/>
      <style:text-properties fo:font-size="10.5pt" fo:font-weight="normal" officeooo:rsid="0026a892" officeooo:paragraph-rsid="0026a892" style:font-size-asian="10.5pt" style:font-weight-asian="normal" style:font-size-complex="10.5pt" style:font-weight-complex="normal"/>
    </style:style>
    <style:style style:name="P36" style:family="paragraph" style:parent-style-name="Standard" style:list-style-name="L16">
      <style:paragraph-properties fo:text-align="start" style:justify-single-word="false"/>
      <style:text-properties fo:font-size="10.5pt" fo:font-weight="normal" officeooo:rsid="0026a892" officeooo:paragraph-rsid="0026a892" style:font-size-asian="10.5pt" style:font-weight-asian="normal" style:font-size-complex="10.5pt" style:font-weight-complex="normal"/>
    </style:style>
    <style:style style:name="P37" style:family="paragraph" style:parent-style-name="Standard" style:list-style-name="L17">
      <style:paragraph-properties fo:text-align="start" style:justify-single-word="false"/>
      <style:text-properties fo:font-size="10.5pt" fo:font-weight="normal" officeooo:rsid="0026b19f" officeooo:paragraph-rsid="0026b19f" style:font-size-asian="10.5pt" style:font-weight-asian="normal" style:font-size-complex="10.5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25aa1c" officeooo:paragraph-rsid="0026a892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bold" officeooo:rsid="0025aa1c" officeooo:paragraph-rsid="0026b19f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3pt" officeooo:rsid="001fae8f" officeooo:paragraph-rsid="0020d218" style:font-size-asian="13pt" style:font-size-complex="13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.5pt" fo:font-weight="bold" officeooo:rsid="0026a892" officeooo:paragraph-rsid="0026b19f" style:font-size-asian="10.5pt" style:font-weight-asian="bold" style:font-size-complex="10.5pt" style:font-weight-complex="bold"/>
    </style:style>
    <style:style style:name="T1" style:family="text">
      <style:text-properties fo:font-size="18pt" fo:font-weight="bold" officeooo:rsid="0026b19f" style:font-size-asian="18pt" style:font-weight-asian="bold" style:font-size-complex="18pt" style:font-weight-complex="bold"/>
    </style:style>
    <style:style style:name="T2" style:family="text">
      <style:text-properties officeooo:rsid="0020d21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7519" style:font-weight-asian="normal" style:font-weight-complex="normal"/>
    </style:style>
    <style:style style:name="T5" style:family="text">
      <style:text-properties fo:font-weight="normal" officeooo:rsid="0023f0eb" style:font-weight-asian="normal" style:font-weight-complex="normal"/>
    </style:style>
    <style:style style:name="T6" style:family="text">
      <style:text-properties fo:font-weight="normal" officeooo:rsid="0025aa1c" style:font-weight-asian="normal" style:font-weight-complex="normal"/>
    </style:style>
    <style:style style:name="T7" style:family="text">
      <style:text-properties fo:font-weight="normal" officeooo:rsid="0026a892" style:font-weight-asian="normal" style:font-weight-complex="normal"/>
    </style:style>
    <style:style style:name="T8" style:family="text">
      <style:text-properties fo:font-weight="normal" officeooo:rsid="0028a9ed" style:font-weight-asian="normal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officeooo:rsid="0020d218" style:font-size-asian="13pt" style:font-size-complex="13pt"/>
    </style:style>
    <style:style style:name="T11" style:family="text">
      <style:text-properties officeooo:rsid="0028a9e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24b Allée de gagny <text:s text:c="78"/>Monselle <text:s text:c="48"/></text:p>
      <text:p text:style-name="P3">93390 Clichy-Sous-Bois <text:s text:c="69"/><text:span text:style-name="T2">Bertrand claude</text:span></text:p>
      <text:p text:style-name="P3">0644878338</text:p>
      <text:p text:style-name="P1"><text:a xlink:type="simple" xlink:href="mailto:mosellebertrand@gmail.com" text:style-name="Internet_20_link" text:visited-style-name="Visited_20_Internet_20_Link"><text:span text:style-name="T9">mosellebertrand@gmail.com</text:span></text:a><text:span text:style-name="T9"> <text:s text:c="62"/></text:span><text:span text:style-name="T10">Intégrateur web</text:span></text:p>
      <text:p text:style-name="P2"><text:s text:c="70"/><text:span text:style-name="T1">CV</text:span></text:p>
      <text:p text:style-name="P10"/>
      <text:p text:style-name="P4">FORMATIONS :</text:p>
      <text:p text:style-name="P4"/>
      <text:list xml:id="list2218183505" text:style-name="L1">
        <text:list-item>
          <text:p text:style-name="P15">Passe numérique pro – cnam (intégrateur web) novembre 2020 - mai 2021</text:p>
          <text:p text:style-name="P16"/>
        </text:list-item>
      </text:list>
      <text:list xml:id="list269970066" text:style-name="L2">
        <text:list-item>
          <text:p text:style-name="P17">css <text:span text:style-name="T11">( 45%)</text:span></text:p>
        </text:list-item>
        <text:list-item>
          <text:p text:style-name="P13"><text:span text:style-name="T4">h</text:span><text:span text:style-name="T3">tml </text:span><text:span text:style-name="T8">(50%)</text:span></text:p>
        </text:list-item>
      </text:list>
      <text:list xml:id="list4131238130" text:style-name="L3">
        <text:list-item>
          <text:p text:style-name="P18">javascript <text:span text:style-name="T11">(10%)</text:span></text:p>
        </text:list-item>
      </text:list>
      <text:list xml:id="list3781440904" text:style-name="L4">
        <text:list-item>
          <text:p text:style-name="P19">bootstrap <text:span text:style-name="T11">(10%)</text:span></text:p>
        </text:list-item>
      </text:list>
      <text:list xml:id="list2945261839" text:style-name="L5">
        <text:list-item>
          <text:p text:style-name="P20">scratch <text:span text:style-name="T11">(30%)</text:span></text:p>
        </text:list-item>
      </text:list>
      <text:list xml:id="list3642798645" text:style-name="L6">
        <text:list-item>
          <text:p text:style-name="P21">app inventor <text:span text:style-name="T11">(30%)</text:span></text:p>
        </text:list-item>
      </text:list>
      <text:list xml:id="list2100269901" text:style-name="L7">
        <text:list-item>
          <text:p text:style-name="P22">wordpress <text:span text:style-name="T11">(40%)</text:span></text:p>
        </text:list-item>
        <text:list-item>
          <text:p text:style-name="P22">inkscape <text:span text:style-name="T11">40%)</text:span></text:p>
        </text:list-item>
      </text:list>
      <text:p text:style-name="P23"/>
      <text:list xml:id="list2113652503" text:style-name="L8">
        <text:list-item>
          <text:p text:style-name="P24">Bootcamp get into tech-un (juillet-août 2020)</text:p>
        </text:list-item>
      </text:list>
      <text:p text:style-name="P25"/>
      <text:list xml:id="list3641675483" text:style-name="L9">
        <text:list-item>
          <text:p text:style-name="P14"><text:span text:style-name="T4">w</text:span><text:span text:style-name="T3">eb marketing</text:span></text:p>
        </text:list-item>
        <text:list-item>
          <text:p text:style-name="P26">web design</text:p>
        </text:list-item>
        <text:list-item>
          <text:p text:style-name="P26">seo</text:p>
        </text:list-item>
      </text:list>
      <text:p text:style-name="P27"/>
      <text:list xml:id="list965988947" text:style-name="L10">
        <text:list-item>
          <text:p text:style-name="P11"><text:span text:style-name="T5"><text:s/>Maintenance informatique – </text:span><text:span text:style-name="T6">cis formation (janvier-juin 2014)</text:span></text:p>
          <text:p text:style-name="P28"/>
        </text:list-item>
      </text:list>
      <text:list xml:id="list3197625596" text:style-name="L11">
        <text:list-item>
          <text:p text:style-name="P29">hardware</text:p>
        </text:list-item>
        <text:list-item>
          <text:p text:style-name="P30">software</text:p>
        </text:list-item>
      </text:list>
      <text:p text:style-name="P8"/>
      <text:p text:style-name="P5">EXPÉRIENCE PROFESSIONNELLES :</text:p>
      <text:p text:style-name="P5"/>
      <text:list xml:id="list2007572287" text:style-name="L12">
        <text:list-item>
          <text:p text:style-name="P32">stage informatique – TP Informatique (avril-mai 2014)</text:p>
        </text:list-item>
      </text:list>
      <text:p text:style-name="P8"/>
      <text:list xml:id="list2011987362" text:style-name="L13">
        <text:list-item>
          <text:p text:style-name="P33">installation du système d’exploitation </text:p>
        </text:list-item>
        <text:list-item>
          <text:p text:style-name="P33">installation des pilotes usb</text:p>
        </text:list-item>
        <text:list-item>
          <text:p text:style-name="P33">montage démontage des machines</text:p>
        </text:list-item>
      </text:list>
      <text:p text:style-name="P8"/>
      <text:list xml:id="list4287107309" text:style-name="L14">
        <text:list-item>
          <text:p text:style-name="P12"><text:span text:style-name="T6">bénévolat – ases (août 2019 – </text:span><text:span text:style-name="T7">2021)</text:span></text:p>
          <text:p text:style-name="P34"><text:s text:c="2"/></text:p>
        </text:list-item>
      </text:list>
      <text:p text:style-name="P41">ÉTUDES :</text:p>
      <text:p text:style-name="P41"><text:s text:c="87"/></text:p>
      <text:list xml:id="list1759446200" text:style-name="L15">
        <text:list-item>
          <text:p text:style-name="P35">bepc (college l’agape) 2010 <text:s text:c="71"/></text:p>
        </text:list-item>
        <text:list-item>
          <text:p text:style-name="P35">cep (école marie reine) 2005 <text:s text:c="104"/></text:p>
        </text:list-item>
      </text:list>
      <text:p text:style-name="P9"/>
      <text:p text:style-name="P6">PERSONNALITÉ : <text:s text:c="83"/></text:p>
      <text:p text:style-name="P6"/>
      <text:list xml:id="list1830225292" text:style-name="L16">
        <text:list-item>
          <text:p text:style-name="P36">curieux</text:p>
        </text:list-item>
        <text:list-item>
          <text:p text:style-name="P36">créatif</text:p>
        </text:list-item>
        <text:list-item>
          <text:p text:style-name="P36">organiser</text:p>
        </text:list-item>
        <text:list-item>
          <text:p text:style-name="P36">motiver</text:p>
        </text:list-item>
      </text:list>
      <text:p text:style-name="P9"/>
      <text:p text:style-name="P7">CENTRE D’INTÉRÊTS :</text:p>
      <text:p text:style-name="P7"/>
      <text:list xml:id="list3418918153" text:style-name="L17">
        <text:list-item>
          <text:p text:style-name="P37">musique ( écoute régulièrement)</text:p>
        </text:list-item>
        <text:list-item>
          <text:p text:style-name="P37">sport (pratique en amateur)</text:p>
        </text:list-item>
        <text:list-item>
          <text:p text:style-name="P37">dessin (dessine à la main)</text:p>
        </text:list-item>
      </text:list>
      <text:p text:style-name="P38"><text:soft-page-break/><text:s text:c="2"/>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1T17:01:02.655851837</meta:creation-date>
    <meta:editing-duration>PT14M11S</meta:editing-duration>
    <meta:editing-cycles>3</meta:editing-cycles>
    <meta:generator>LibreOffice/6.1.5.2$Linux_X86_64 LibreOffice_project/10$Build-2</meta:generator>
    <dc:date>2021-03-22T11:15:42.592489181</dc:date>
    <meta:document-statistic meta:table-count="0" meta:image-count="0" meta:object-count="0" meta:page-count="2" meta:paragraph-count="45" meta:word-count="156" meta:character-count="1594" meta:non-whitespace-character-count="824"/>
  </office:meta>
</office:document-meta>
</file>